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35efc" officeooo:paragraph-rsid="00135efc"/>
    </style:style>
    <style:style style:name="P3" style:family="paragraph" style:parent-style-name="Preformatted_20_Text">
      <style:text-properties officeooo:rsid="00154277" officeooo:paragraph-rsid="00154277"/>
    </style:style>
    <style:style style:name="P4" style:family="paragraph" style:parent-style-name="Preformatted_20_Text">
      <style:text-properties officeooo:rsid="001548ed" officeooo:paragraph-rsid="001548ed"/>
    </style:style>
    <style:style style:name="P5" style:family="paragraph" style:parent-style-name="Preformatted_20_Text">
      <style:text-properties officeooo:rsid="001624b9" officeooo:paragraph-rsid="001624b9"/>
    </style:style>
    <style:style style:name="P6" style:family="paragraph" style:parent-style-name="Preformatted_20_Text">
      <style:text-properties officeooo:rsid="0017753f" officeooo:paragraph-rsid="0017753f"/>
    </style:style>
    <style:style style:name="P7" style:family="paragraph" style:parent-style-name="Standard">
      <style:text-properties officeooo:rsid="00135efc" officeooo:paragraph-rsid="00135efc"/>
    </style:style>
    <style:style style:name="P8" style:family="paragraph" style:parent-style-name="Standard">
      <style:text-properties officeooo:rsid="00154277" officeooo:paragraph-rsid="00154277"/>
    </style:style>
    <style:style style:name="P9" style:family="paragraph" style:parent-style-name="Standard">
      <style:text-properties officeooo:rsid="001548ed" officeooo:paragraph-rsid="001548ed"/>
    </style:style>
    <style:style style:name="P10" style:family="paragraph" style:parent-style-name="Standard">
      <style:text-properties officeooo:rsid="001624b9" officeooo:paragraph-rsid="001624b9"/>
    </style:style>
    <style:style style:name="P11" style:family="paragraph" style:parent-style-name="Standard">
      <style:text-properties officeooo:rsid="0017753f" officeooo:paragraph-rsid="0017753f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  <style:style style:name="T3" style:family="text">
      <style:text-properties fo:color="#c01c28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-</text:p>
      <text:p text:style-name="P2"><text:span text:style-name="T1">sunbeam@sunbeam-Lenovo-IdeaPad-S340-15IWL</text:span>:<text:span text:style-name="T2">~</text:span>$ wc data.txt</text:p>
      <text:p text:style-name="P1"><text:s text:c="2"/>6 <text:s/>25 145 data.txt</text:p>
      <text:p text:style-name="P7">2-</text:p>
      <text:p text:style-name="P2">grep -w "files" data.txt</text:p>
      <text:p text:style-name="Preformatted_20_Text"><text:span text:style-name="T3">files</text:span> have permissions.</text:p>
      <text:p text:style-name="Preformatted_20_Text"><text:span text:style-name="T3">files</text:span> have inode no.</text:p>
      <text:p text:style-name="Preformatted_20_Text"><text:span text:style-name="T3">files</text:span> have size.</text:p>
      <text:p text:style-name="P1">there are several types of <text:span text:style-name="T3">files</text:span></text:p>
      <text:p text:style-name="P8">3-</text:p>
      <text:p text:style-name="P8"><text:s/>grep -w "file" <text:s/>data.txt</text:p>
      <text:p text:style-name="P8">In Linux everything is file</text:p>
      <text:p text:style-name="P8">files have file permissions.</text:p>
      <text:p text:style-name="P8">sunbeam@sunbeam-Lenovo-IdeaPad-S340-15IWL:~$ </text:p>
      <text:p text:style-name="P8"/>
      <text:p text:style-name="P8">4-</text:p>
      <text:p text:style-name="P3"><text:span text:style-name="T1">sunbeam@sunbeam-Lenovo-IdeaPad-S340-15IWL</text:span>:<text:span text:style-name="T2">~</text:span>$ grep -v "files" <text:s/>data.txt</text:p>
      <text:p text:style-name="Preformatted_20_Text">Linux is open source.</text:p>
      <text:p text:style-name="P1">In Linux everything is file</text:p>
      <text:p text:style-name="P9">5-</text:p>
      <text:p text:style-name="P4"><text:span text:style-name="T1">sunbeam@sunbeam-Lenovo-IdeaPad-S340-15IWL</text:span>:<text:span text:style-name="T2">~</text:span>$ grep -w "have" <text:s/>data.txt</text:p>
      <text:p text:style-name="Preformatted_20_Text">files <text:span text:style-name="T3">have</text:span> file permissions.</text:p>
      <text:p text:style-name="Preformatted_20_Text">files <text:span text:style-name="T3">have</text:span> inode no.</text:p>
      <text:p text:style-name="P1">files <text:span text:style-name="T3">have</text:span> size.</text:p>
      <text:p text:style-name="P9">6-</text:p>
      <text:p text:style-name="P4"><text:span text:style-name="T1">sunbeam@sunbeam-Lenovo-IdeaPad-S340-15IWL</text:span>:<text:span text:style-name="T2">~</text:span>$ grep "^f" <text:s/>data.txt</text:p>
      <text:p text:style-name="Preformatted_20_Text"><text:span text:style-name="T3">f</text:span>iles have file permissions.</text:p>
      <text:p text:style-name="Preformatted_20_Text"><text:span text:style-name="T3">f</text:span>iles have inode no.</text:p>
      <text:p text:style-name="P1"><text:span text:style-name="T3">f</text:span>iles have size.</text:p>
      <text:p text:style-name="P9">7-</text:p>
      <text:p text:style-name="P4"><text:span text:style-name="T1">sunbeam@sunbeam-Lenovo-IdeaPad-S340-15IWL</text:span>:<text:span text:style-name="T2">~</text:span>$ egrep &amp;apos;\.$&amp;apos; data.txt</text:p>
      <text:p text:style-name="Preformatted_20_Text">Linux is open source<text:span text:style-name="T3">.</text:span></text:p>
      <text:p text:style-name="Preformatted_20_Text">files have file permissions<text:span text:style-name="T3">.</text:span></text:p>
      <text:p text:style-name="Preformatted_20_Text">files have inode no<text:span text:style-name="T3">.</text:span></text:p>
      <text:p text:style-name="P1">files have size<text:span text:style-name="T3">.</text:span></text:p>
      <text:p text:style-name="P10">8-</text:p>
      <text:p text:style-name="P5"><text:span text:style-name="T1">sunbeam@sunbeam-Lenovo-IdeaPad-S340-15IWL</text:span>:<text:span text:style-name="T2">~</text:span>$ head -2 data.txt</text:p>
      <text:p text:style-name="Preformatted_20_Text">Linux is open source.</text:p>
      <text:p text:style-name="P1">In Linux everything is file</text:p>
      <text:p text:style-name="P11">9-</text:p>
      <text:p text:style-name="P6"><text:span text:style-name="T1">sunbeam@sunbeam-Lenovo-IdeaPad-S340-15IWL</text:span>:<text:span text:style-name="T2">~</text:span>$ tail -3 data.txt</text:p>
      <text:p text:style-name="Preformatted_20_Text">files have inode no.</text:p>
      <text:p text:style-name="Preformatted_20_Text">files have size.</text:p>
      <text:p text:style-name="P1">there are several types of files</text:p>
      <text:p text:style-name="P11">10-</text:p>
      <text:p text:style-name="P6"><text:span text:style-name="T1">sunbeam@sunbeam-Lenovo-IdeaPad-S340-15IWL</text:span>:<text:span text:style-name="T2">~</text:span>$ head -5 data.txt | tail -n 3</text:p>
      <text:p text:style-name="Preformatted_20_Text">files have file permissions.</text:p>
      <text:p text:style-name="Preformatted_20_Text">files have inode no.</text:p>
      <text:p text:style-name="P1">files have size.</text:p>
      <text:p text:style-name="P1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22:50:36.113135112</meta:creation-date>
    <meta:generator>LibreOffice/7.3.7.2$Linux_X86_64 LibreOffice_project/30$Build-2</meta:generator>
    <dc:date>2024-06-02T23:36:40.545769064</dc:date>
    <meta:editing-duration>PT2M53S</meta:editing-duration>
    <meta:editing-cycles>1</meta:editing-cycles>
    <meta:document-statistic meta:table-count="0" meta:image-count="0" meta:object-count="0" meta:page-count="2" meta:paragraph-count="48" meta:word-count="164" meta:character-count="1251" meta:non-whitespace-character-count="1126"/>
  </office:meta>
</office:document-meta>
</file>